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546cm" fo:min-width="4.89cm" fo:padding-top="0.178cm" fo:padding-bottom="0.178cm" fo:padding-left="0.303cm" fo:padding-right="0.303cm"/>
      <style:paragraph-properties style:writing-mode="lr-tb"/>
    </style:style>
    <style:style style:name="gr2" style:family="graphic" style:parent-style-name="objectwithoutfill">
      <style:graphic-properties svg:stroke-width="0.212cm" svg:stroke-color="#81d41a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ff0000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bf00" draw:textarea-horizontal-align="justify" draw:textarea-vertical-align="middle" draw:auto-grow-height="false" fo:min-height="1.655cm" fo:min-width="7.437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  <style:text-properties fo:color="#000000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bf00"/>
      <style:paragraph-properties fo:text-align="center"/>
      <style:text-properties fo:color="#000000" loext:opacity="100%"/>
    </style:style>
    <style:style style:name="P4" style:family="paragraph">
      <loext:graphic-properties draw:fill="none" draw:fill-color="#ffffff"/>
    </style:style>
    <style:style style:name="P5" style:family="paragraph">
      <style:text-properties fo:color="#c9211e" loext:opacity="100%"/>
    </style:style>
    <style:style style:name="P6" style:family="paragraph">
      <loext:graphic-properties draw:fill="none" draw:fill-color="#ffffff"/>
      <style:text-properties fo:color="#c9211e" loext:opacity="100%" fo:background-color="#ff0000"/>
    </style:style>
    <style:style style:name="T1" style:family="text">
      <style:text-properties fo:color="#000000" loext:opacity="100%"/>
    </style:style>
    <style:style style:name="T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54cm" svg:x="6.715cm" svg:y="16.557cm">
          <text:p text:style-name="P1"><text:span text:style-name="T1">Socie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xml:id="id1" draw:id="id1" draw:layer="layout" svg:x1="10.525cm" svg:y1="16.557cm" svg:x2="10.525cm" svg:y2="5.445cm">
          <text:p/>
        </draw:line>
        <draw:connector draw:style-name="gr3" draw:text-style-name="P2" draw:layer="layout" draw:type="curve" draw:line-skew="-1.918cm" svg:x1="10.525cm" svg:y1="16.557cm" svg:x2="14.418cm" svg:y2="6.557cm" draw:start-shape="id1" draw:start-glue-point="2" svg:d="M10525 16557c649 0-1297-10000 3893-10000" svg:viewBox="0 0 3894 10001">
          <text:p/>
        </draw:connector>
        <draw:custom-shape draw:style-name="gr4" draw:text-style-name="P3" draw:layer="layout" svg:width="7.937cm" svg:height="1.905cm" svg:x="6.715cm" svg:y="13.382cm">
          <text:p text:style-name="P1"><text:span text:style-name="T1">MSM Filte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16cm" svg:height="1.276cm" svg:x="8.62cm" svg:y="4.169cm">
          <draw:text-box>
            <text:p>Reality</text:p>
          </draw:text-box>
        </draw:frame>
        <draw:frame draw:style-name="gr6" draw:text-style-name="P6" draw:layer="layout" svg:width="5.398cm" svg:height="1.276cm" svg:x="14.017cm" svg:y="5.127cm">
          <draw:text-box>
            <text:p text:style-name="P5"><text:span text:style-name="T2">Percep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81d41a" loext:opacity="10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3T09:14:17.332291365</meta:creation-date>
    <dc:date>2023-08-03T09:25:28.264396823</dc:date>
    <meta:editing-duration>PT11M9S</meta:editing-duration>
    <meta:editing-cycles>5</meta:editing-cycles>
    <meta:generator>LibreOffice/7.3.7.2$Linux_X86_64 LibreOffice_project/30$Build-2</meta:generator>
    <meta:document-statistic meta:object-count="6"/>
  </office:meta>
</office:document-meta>
</file>